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6cb" officeooo:paragraph-rsid="0017f6cb"/>
    </style:style>
    <style:style style:name="P2" style:family="paragraph" style:parent-style-name="Standard">
      <style:text-properties officeooo:rsid="001988ac" officeooo:paragraph-rsid="001988ac"/>
    </style:style>
    <style:style style:name="P3" style:family="paragraph" style:parent-style-name="Preformatted_20_Text">
      <style:text-properties fo:font-variant="normal" fo:text-transform="none" fo:color="#3a3a3a" style:font-name="Consolas" fo:font-size="9pt" fo:letter-spacing="normal" fo:font-style="normal" fo:font-weight="normal" officeooo:rsid="0017f6cb" officeooo:paragraph-rsid="0017f6cb"/>
    </style:style>
    <style:style style:name="P4" style:family="paragraph" style:parent-style-name="Preformatted_20_Text">
      <style:text-properties fo:font-variant="normal" fo:text-transform="none" fo:color="#009900" style:font-name="Consolas" fo:font-size="9pt" fo:letter-spacing="normal" fo:font-style="normal" fo:font-weight="normal" officeooo:paragraph-rsid="0017f6cb" fo:background-color="#f4f4f4" loext:padding="0cm" loext:border="none"/>
    </style:style>
    <style:style style:name="P5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style:font-name="Consolas" fo:font-size="9pt" fo:letter-spacing="normal" fo:font-style="normal" fo:font-weight="normal"/>
    </style:style>
    <style:style style:name="P6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7" style:family="paragraph" style:parent-style-name="Preformatted_20_Text" style:list-style-name="L2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8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009900" style:font-name="Consolas" fo:font-size="9pt" fo:letter-spacing="normal" fo:font-style="normal" fo:font-weight="normal" fo:background-color="#f4f4f4" loext:padding="0cm" loext:border="none"/>
    </style:style>
    <style:style style:name="P9" style:family="paragraph" style:parent-style-name="Preformatted_20_Text" style:list-style-name="L1">
      <loext:graphic-properties draw:fill="solid" draw:fill-color="#f4f4f4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0" style:family="paragraph" style:parent-style-name="Preformatted_20_Text" style:list-style-name="L2">
      <loext:graphic-properties draw:fill="solid" draw:fill-color="#f4f4f4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T1" style:family="text">
      <style:text-properties style:font-name="Consolas" fo:font-size="9pt" fo:font-style="normal" fo:font-weight="normal"/>
    </style:style>
    <style:style style:name="T2" style:family="text">
      <style:text-properties fo:color="#000000" fo:font-weight="bold" fo:background-color="#f4f4f4" loext:char-shading-value="0" loext:padding="0cm" loext:border="none"/>
    </style:style>
    <style:style style:name="T3" style:family="text">
      <style:text-properties fo:color="#000000" style:font-name="Consolas" fo:font-size="9pt" fo:font-style="normal" fo:font-weight="bold" fo:background-color="#f4f4f4" loext:char-shading-value="0" loext:padding="0cm" loext:border="none"/>
    </style:style>
    <style:style style:name="T4" style:family="text">
      <style:text-properties fo:color="#006699" fo:background-color="#f4f4f4" loext:char-shading-value="0" loext:padding="0cm" loext:border="none"/>
    </style:style>
    <style:style style:name="T5" style:family="text">
      <style:text-properties fo:color="#339933"/>
    </style:style>
    <style:style style:name="T6" style:family="text">
      <style:text-properties fo:color="#339933" fo:background-color="#f4f4f4" loext:char-shading-value="0" loext:padding="0cm" loext:border="none"/>
    </style:style>
    <style:style style:name="T7" style:family="text">
      <style:text-properties fo:color="#339933" style:font-name="Consolas" fo:font-size="9pt" fo:font-style="normal" fo:font-weight="normal" fo:background-color="#f4f4f4" loext:char-shading-value="0" loext:padding="0cm" loext:border="none"/>
    </style:style>
    <style:style style:name="T8" style:family="text">
      <style:text-properties fo:color="#339933" officeooo:rsid="001d3a80"/>
    </style:style>
    <style:style style:name="T9" style:family="text">
      <style:text-properties fo:color="#000066" style:font-name="Consolas" fo:font-size="9pt" fo:font-style="normal" fo:font-weight="bold" fo:background-color="#f4f4f4" loext:char-shading-value="0" loext:padding="0cm" loext:border="none"/>
    </style:style>
    <style:style style:name="T10" style:family="text">
      <style:text-properties fo:color="#009900" style:font-name="Consolas" fo:font-size="9pt" fo:font-style="normal" fo:font-weight="normal" fo:background-color="#f4f4f4" loext:char-shading-value="0" loext:padding="0cm" loext:border="none"/>
    </style:style>
    <style:style style:name="T11" style:family="text">
      <style:text-properties fo:color="#009900" fo:background-color="#f4f4f4" loext:char-shading-value="0" loext:padding="0cm" loext:border="none"/>
    </style:style>
    <style:style style:name="T12" style:family="text">
      <style:text-properties fo:color="#003399" style:font-name="Consolas" fo:font-size="9pt" fo:font-style="normal" fo:font-weight="normal" fo:background-color="#f4f4f4" loext:char-shading-value="0" loext:padding="0cm" loext:border="none"/>
    </style:style>
    <style:style style:name="T13" style:family="text">
      <style:text-properties fo:color="#006633" style:font-name="Consolas" fo:font-size="9pt" fo:font-style="normal" fo:font-weight="normal" fo:background-color="#f4f4f4" loext:char-shading-value="0" loext:padding="0cm" loext:border="none"/>
    </style:style>
    <style:style style:name="T14" style:family="text">
      <style:text-properties fo:color="#0000ff" style:font-name="Consolas" fo:font-size="9pt" fo:font-style="normal" fo:font-weight="normal" fo:background-color="#f4f4f4" loext:char-shading-value="0" loext:padding="0cm" loext:border="none"/>
    </style:style>
    <style:style style:name="T15" style:family="text">
      <style:text-properties fo:color="#cc66cc" style:font-name="Consolas" fo:font-size="9pt" fo:font-style="normal" fo:font-weight="normal" fo:background-color="#f4f4f4" loext:char-shading-value="0" loext:padding="0cm" loext:border="none"/>
    </style:style>
    <style:style style:name="T16" style:family="text">
      <style:text-properties officeooo:rsid="001d3a8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YCLE 1</text:p>
      <text:p text:style-name="P2">PROGRAM <text:span text:style-name="T16">2</text:span>:</text:p>
      <text:p text:style-name="P2"/>
      <text:p text:style-name="P4"><text:span text:style-name="T5">package matrix;</text:span></text:p>
      <text:p text:style-name="P4"><text:span text:style-name="T5">import java.util.Scanner;.</text:span></text:p>
      <text:p text:style-name="P4"><text:span text:style-name="T5">public class Matrix {</text:span></text:p>
      <text:p text:style-name="P4"><text:span text:style-name="T5"><text:s text:c="3"/>public static void main(String[] args) {</text:span></text:p>
      <text:p text:style-name="P4"><text:span text:style-name="T5"><text:s text:c="11"/></text:span></text:p>
      <text:p text:style-name="P4"><text:span text:style-name="T5"><text:s text:c="2"/>int p, q, m, n;</text:span></text:p>
      <text:p text:style-name="P4"><text:span text:style-name="T5"><text:s text:c="4"/>Scanner s = new Scanner(System.in);</text:span></text:p>
      <text:p text:style-name="P4"><text:span text:style-name="T5"><text:s text:c="4"/>System.out.print("Enter number of rows in first matrix:");</text:span></text:p>
      <text:p text:style-name="P4"><text:span text:style-name="T5"><text:s text:c="3"/>p = s.nextInt();</text:span></text:p>
      <text:p text:style-name="P4"><text:span text:style-name="T5"><text:s text:c="4"/>System.out.print("Enter number of columns in first matrix:");</text:span></text:p>
      <text:p text:style-name="P4"><text:span text:style-name="T5"><text:s text:c="4"/>q = s.nextInt();</text:span></text:p>
      <text:p text:style-name="P4"><text:span text:style-name="T5"><text:s text:c="4"/>System.out.print("Enter number of rows in second matrix:");</text:span></text:p>
      <text:p text:style-name="P4"><text:span text:style-name="T5"><text:s text:c="5"/>m = s.nextInt();</text:span></text:p>
      <text:p text:style-name="P4"><text:span text:style-name="T5"><text:s text:c="4"/>System.out.print("Enter number of columns in second matrix:");</text:span></text:p>
      <text:p text:style-name="P4"><text:span text:style-name="T5"><text:s text:c="5"/>n = s.nextInt();</text:span></text:p>
      <text:p text:style-name="P4"><text:span text:style-name="T5">if (p == m &amp;&amp; q == n) </text:span></text:p>
      <text:p text:style-name="P4"><text:span text:style-name="T5">{</text:span></text:p>
      <text:p text:style-name="P4"><text:span text:style-name="T5"><text:s text:c="4"/>int a[][] = new int[p][q];</text:span></text:p>
      <text:p text:style-name="P4"><text:span text:style-name="T5"><text:s text:c="4"/>int b[][] = new int[m][n];</text:span></text:p>
      <text:p text:style-name="P4"><text:span text:style-name="T5"><text:s text:c="4"/>int c[][] = new int[m][n];</text:span></text:p>
      <text:p text:style-name="P4"><text:span text:style-name="T5"><text:s text:c="4"/>System.out.println("Enter all the elements of first matrix:");</text:span></text:p>
      <text:p text:style-name="P4"><text:span text:style-name="T5"><text:s text:c="4"/>for (int i = 0; i &lt; p; i++) </text:span></text:p>
      <text:p text:style-name="P4"><text:span text:style-name="T5"><text:s text:c="4"/>{</text:span></text:p>
      <text:p text:style-name="P4"><text:span text:style-name="T5"><text:s text:c="4"/>for (int j = 0; j &lt; q; j++) </text:span></text:p>
      <text:p text:style-name="P4"><text:span text:style-name="T5"><text:s text:c="4"/>{</text:span></text:p>
      <text:p text:style-name="P4"><text:span text:style-name="T5"><text:s text:c="4"/>a[i][j] = s.nextInt();</text:span></text:p>
      <text:p text:style-name="P4"><text:span text:style-name="T5"><text:s text:c="5"/>}</text:span></text:p>
      <text:p text:style-name="P4"><text:span text:style-name="T5"><text:s text:c="6"/>}</text:span></text:p>
      <text:p text:style-name="P4"><text:span text:style-name="T5"><text:s text:c="4"/>System.out.println("Enter all the elements of second matrix:");</text:span></text:p>
      <text:p text:style-name="P4"><text:span text:style-name="T5"><text:s text:c="4"/>for (int i = 0; i &lt; m; i++) </text:span></text:p>
      <text:p text:style-name="P4"><text:span text:style-name="T5">{</text:span></text:p>
      <text:p text:style-name="P4"><text:span text:style-name="T5"><text:s/>for (int j = 0; j &lt; n; j++) </text:span></text:p>
      <text:p text:style-name="P4"><text:span text:style-name="T5"><text:s/>{</text:span></text:p>
      <text:p text:style-name="P4"><text:span text:style-name="T5"><text:s text:c="3"/>b[i][j] = s.nextInt();</text:span></text:p>
      <text:p text:style-name="P4"><text:span text:style-name="T5"><text:s text:c="2"/>}</text:span></text:p>
      <text:p text:style-name="P4"><text:span text:style-name="T5"><text:s text:c="3"/>}</text:span></text:p>
      <text:p text:style-name="P4"><text:span text:style-name="T5"><text:s text:c="4"/>System.out.println("First Matrix:");</text:span></text:p>
      <text:p text:style-name="P4"><text:span text:style-name="T5"><text:s text:c="4"/>for (int i = 0; i &lt; p; i++) </text:span></text:p>
      <text:p text:style-name="P4"><text:span text:style-name="T5">{</text:span></text:p>
      <text:p text:style-name="P4"><text:span text:style-name="T5"><text:s/>for (int j = 0; j &lt; q; j++) </text:span></text:p>
      <text:p text:style-name="P4"><text:span text:style-name="T5">{</text:span></text:p>
      <text:p text:style-name="P4"><text:span text:style-name="T5"><text:s text:c="2"/>System.out.print(a[i][j]+" ");</text:span></text:p>
      <text:p text:style-name="P4"><text:span text:style-name="T5"><text:s text:c="3"/>}</text:span></text:p>
      <text:p text:style-name="P4"><text:span text:style-name="T5"><text:s text:c="3"/>System.out.println("");</text:span></text:p>
      <text:p text:style-name="P4"><text:span text:style-name="T5"><text:s text:c="3"/>}</text:span></text:p>
      <text:p text:style-name="P4"><text:span text:style-name="T5"><text:s text:c="2"/>System.out.println("Second Matrix:");</text:span></text:p>
      <text:p text:style-name="P4"><text:span text:style-name="T5"><text:s text:c="2"/>for (int i = 0; i &lt; m; i++) </text:span></text:p>
      <text:p text:style-name="P4"><text:span text:style-name="T5">{</text:span></text:p>
      <text:p text:style-name="P4"><text:span text:style-name="T5"><text:s text:c="2"/>for (int j = 0; j &lt; n; j++) </text:span></text:p>
      <text:p text:style-name="P4"><text:span text:style-name="T5">{</text:span></text:p>
      <text:p text:style-name="P4"><text:span text:style-name="T5"><text:s text:c="2"/>System.out.print(b[i][j]+" ");</text:span></text:p>
      <text:p text:style-name="P4"><text:span text:style-name="T5"><text:s text:c="4"/>}</text:span></text:p>
      <text:p text:style-name="P4"><text:span text:style-name="T5"><text:s text:c="5"/>System.out.println("");</text:span></text:p>
      <text:p text:style-name="P4"><text:span text:style-name="T5"><text:s text:c="4"/>}</text:span></text:p>
      <text:p text:style-name="P4"><text:span text:style-name="T5"><text:s text:c="4"/>for (int i = 0; i &lt; p; i++) </text:span></text:p>
      <text:p text:style-name="P4"><text:span text:style-name="T5">{</text:span></text:p>
      <text:p text:style-name="P4"><text:span text:style-name="T5"><text:s text:c="2"/>for (int j = 0; j &lt; n; j++) </text:span></text:p>
      <text:p text:style-name="P4"><text:span text:style-name="T5">{</text:span></text:p>
      <text:p text:style-name="P4"><text:span text:style-name="T5"><text:s text:c="2"/>for (int k = 0; k &lt; q; k++) </text:span></text:p>
      <text:p text:style-name="P4"><text:span text:style-name="T5">{</text:span></text:p>
      <text:p text:style-name="P4"><text:span text:style-name="T5"><text:s text:c="2"/>c[i][j] = a[i][j] + b[i][j];</text:span></text:p>
      <text:p text:style-name="P4"><text:span text:style-name="T5">}</text:span></text:p>
      <text:p text:style-name="P4"><text:span text:style-name="T5">}</text:span></text:p>
      <text:p text:style-name="P4"><text:span text:style-name="T5">}</text:span></text:p>
      <text:p text:style-name="P4"><text:span text:style-name="T5">System.out.println("Matrix after addition:");</text:span></text:p>
      <text:p text:style-name="P4"><text:soft-page-break/><text:span text:style-name="T5">for (int i = 0; i &lt; p; i++) </text:span></text:p>
      <text:p text:style-name="P4"><text:span text:style-name="T5">{</text:span></text:p>
      <text:p text:style-name="P4"><text:span text:style-name="T5">for (int j = 0; j &lt; n; j++) </text:span></text:p>
      <text:p text:style-name="P4"><text:span text:style-name="T5">{</text:span></text:p>
      <text:p text:style-name="P4"><text:span text:style-name="T5">System.out.print(c[i][j]+" ");</text:span></text:p>
      <text:p text:style-name="P4"><text:span text:style-name="T5">}</text:span></text:p>
      <text:p text:style-name="P4"><text:span text:style-name="T5">System.out.println("");</text:span></text:p>
      <text:p text:style-name="P4"><text:span text:style-name="T5">}</text:span></text:p>
      <text:p text:style-name="P4"><text:span text:style-name="T5">}</text:span></text:p>
      <text:p text:style-name="P4"><text:span text:style-name="T5">else</text:span></text:p>
      <text:p text:style-name="P4"><text:span text:style-name="T5">{</text:span></text:p>
      <text:p text:style-name="P4"><text:span text:style-name="T5">System.out.println("Addition would not be possible");</text:span></text:p>
      <text:p text:style-name="P4"><text:span text:style-name="T5">}</text:span></text:p>
      <text:p text:style-name="P4"><text:span text:style-name="T5">}</text:span></text:p>
      <text:p text:style-name="P4"><text:span text:style-name="T5">}</text:span></text:p>
      <text:p text:style-name="P1"/>
      <text:p text:style-name="P1"/>
      <text:p text:style-name="P2">OUTPUT</text:p>
      <text:p text:style-name="P2">Enter number of rows in first matrix:2</text:p>
      <text:p text:style-name="P2">Enter number of columns in first matrix:2</text:p>
      <text:p text:style-name="P2">Enter number of rows in second matrix:2</text:p>
      <text:p text:style-name="P2">Enter number of columns in second matrix:2</text:p>
      <text:p text:style-name="P2">Enter all the elements of first matrix:</text:p>
      <text:p text:style-name="P2">1</text:p>
      <text:p text:style-name="P2">2</text:p>
      <text:p text:style-name="P2">3</text:p>
      <text:p text:style-name="P2">4</text:p>
      <text:p text:style-name="P2">Enter all the elements of second matrix:</text:p>
      <text:p text:style-name="P2">1</text:p>
      <text:p text:style-name="P2">2</text:p>
      <text:p text:style-name="P2">2</text:p>
      <text:p text:style-name="P2">1</text:p>
      <text:p text:style-name="P2">First Matrix:</text:p>
      <text:p text:style-name="P2">1 2 </text:p>
      <text:p text:style-name="P2">3 4 </text:p>
      <text:p text:style-name="P2">Second Matrix:</text:p>
      <text:p text:style-name="P2">1 2 </text:p>
      <text:p text:style-name="P2">2 1 </text:p>
      <text:p text:style-name="P2">Matrix after addition:</text:p>
      <text:p text:style-name="P2">2 4 </text:p>
      <text:p text:style-name="P2">5 5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Lucida Console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9:30.230803032</meta:creation-date>
    <dc:date>2022-04-01T15:13:07.061100437</dc:date>
    <meta:editing-duration>PT23M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06" meta:word-count="357" meta:character-count="1994" meta:non-whitespace-character-count="1554"/>
  </office:meta>
</office:document-meta>
</file>